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26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2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14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14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 style:data-style-name="N111"/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6" table:default-cell-style-name="ce10"/>
        <table:table-column table:style-name="co3" table:default-cell-style-name="ce4"/>
        <table:table-column table:style-name="co6" table:default-cell-style-name="ce10"/>
        <table:table-column table:style-name="co3" table:default-cell-style-name="ce4"/>
        <table:table-column table:style-name="co6" table:default-cell-style-name="ce10"/>
        <table:table-column table:style-name="co3" table:default-cell-style-name="ce4"/>
        <table:table-column table:style-name="co6" table:default-cell-style-name="ce10"/>
        <table:table-column table:style-name="co3" table:default-cell-style-name="ce4"/>
        <table:table-column table:style-name="co6" table:default-cell-style-name="ce10"/>
        <table:table-column table:style-name="co3" table:default-cell-style-name="ce4"/>
        <table:table-column table:style-name="co6" table:default-cell-style-name="ce10"/>
        <table:table-column table:style-name="co3" table:default-cell-style-name="ce4"/>
        <table:table-column table:style-name="co6" table:default-cell-style-name="ce10"/>
        <table:table-row table:style-name="ro1">
          <table:table-cell office:value-type="string" calcext:value-type="string">
            <text:p>chr7:141536564-143237066</text:p>
          </table:table-cell>
          <table:table-cell table:number-columns-repeated="2"/>
          <table:table-cell table:style-name="Default" table:number-columns-repeated="14"/>
        </table:table-row>
        <table:table-row table:style-name="ro1">
          <table:table-cell office:value-type="string" calcext:value-type="string">
            <text:p>begin</text:p>
          </table:table-cell>
          <table:table-cell table:number-columns-repeated="2"/>
          <table:table-cell table:style-name="Default" office:value-type="float" office:value="141547153" calcext:value-type="float">
            <text:p>141547153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Default" office:value-type="float" office:value="143237066" calcext:value-type="float">
            <text:p>143237066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>
            <text:p>length [bp]</text:p>
          </table:table-cell>
          <table:table-cell table:number-columns-repeated="2"/>
          <table:table-cell table:style-name="Default" table:formula="of:=[.D3]-[.D2]+1" office:value-type="float" office:value="1689914" calcext:value-type="float">
            <text:p>1689914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>
            <office:annotation draw:style-name="gr1" draw:text-style-name="P2" svg:width="28.99mm" svg:height="21.76mm" svg:x="67.25mm" svg:y="3.06mm" draw:caption-point-x="-6.1mm" draw:caption-point-y="15.1mm">
              <dc:creator>MK</dc:creator>
              <dc:date>2017-12-19T00:00:00</dc:date>
              <text:p text:style-name="P1">Volume after scaling down with voxel size:</text:p>
              <text:p text:style-name="P1">0.49949 0.49949 3.5678</text:p>
            </office:annotation>
            <text:p>Volume [A^3]</text:p>
          </table:table-cell>
          <table:table-cell table:number-columns-repeated="2"/>
          <table:table-cell table:style-name="Default" office:value-type="float" office:value="20320" calcext:value-type="float">
            <text:p>20320</text:p>
          </table:table-cell>
          <table:table-cell table:style-name="Default"/>
          <table:table-cell table:style-name="ce2" table:formula="of:=[.D5]*[.$D$7]" office:value-type="float" office:value="12882.88" calcext:value-type="float">
            <text:p>12883</text:p>
          </table:table-cell>
          <table:table-cell table:style-name="ce2"/>
          <table:table-cell table:style-name="Default" table:number-columns-repeated="10"/>
        </table:table-row>
        <table:table-row table:style-name="ro1">
          <table:table-cell office:value-type="string" calcext:value-type="string">
            <text:p>Volume [nm^3]</text:p>
          </table:table-cell>
          <table:table-cell table:number-columns-repeated="2"/>
          <table:table-cell table:style-name="Default" table:formula="of:=[.D5]/1000" office:value-type="float" office:value="20.32" calcext:value-type="float">
            <text:p>20,32</text:p>
          </table:table-cell>
          <table:table-cell table:style-name="Default"/>
          <table:table-cell table:style-name="ce15" table:formula="of:=[.D6]*[.$D$7]" office:value-type="float" office:value="12.88288" calcext:value-type="float">
            <text:p>12,883</text:p>
          </table:table-cell>
          <table:table-cell table:style-name="ce15"/>
          <table:table-cell table:style-name="Default" table:number-columns-repeated="10"/>
        </table:table-row>
        <table:table-row table:style-name="ro1">
          <table:table-cell office:value-type="string" calcext:value-type="string">
            <text:p>density of randomly packed spheres</text:p>
          </table:table-cell>
          <table:table-cell table:number-columns-repeated="2"/>
          <table:table-cell table:style-name="Default" office:value-type="float" office:value="0.634" calcext:value-type="float">
            <text:p>0,634</text:p>
          </table:table-cell>
          <table:table-cell table:style-name="Default" table:number-columns-repeated="13"/>
        </table:table-row>
        <table:table-row table:style-name="ro1">
          <table:table-cell office:value-type="string" calcext:value-type="string">
            <text:p>reduced voxel size</text:p>
          </table:table-cell>
          <table:table-cell table:number-columns-repeated="2" office:value-type="string" calcext:value-type="string">
            <text:p>0.49949</text:p>
          </table:table-cell>
          <table:table-cell table:style-name="Default" office:value-type="string" calcext:value-type="string">
            <text:p>3.5678</text:p>
          </table:table-cell>
          <table:table-cell table:style-name="Default" table:number-columns-repeated="13"/>
        </table:table-row>
        <table:table-row table:style-name="ro1">
          <table:table-cell table:number-columns-repeated="3"/>
          <table:table-cell table:style-name="Default" table:number-columns-repeated="14"/>
        </table:table-row>
        <table:table-row table:style-name="ro1">
          <table:table-cell office:value-type="string" calcext:value-type="string">
            <text:p>res</text:p>
          </table:table-cell>
          <table:table-cell table:number-columns-repeated="2"/>
          <table:table-cell table:style-name="ce3" office:value-type="string" calcext:value-type="string">
            <text:p>100 kbp</text:p>
          </table:table-cell>
          <table:table-cell table:style-name="ce9"/>
          <table:table-cell table:style-name="ce3" office:value-type="string" calcext:value-type="string">
            <text:p>50 kbp</text:p>
          </table:table-cell>
          <table:table-cell table:style-name="ce9"/>
          <table:table-cell table:style-name="ce3" office:value-type="string" calcext:value-type="string">
            <text:p>20 kbp</text:p>
          </table:table-cell>
          <table:table-cell table:style-name="ce9"/>
          <table:table-cell table:style-name="ce3" office:value-type="string" calcext:value-type="string">
            <text:p>10 kbp</text:p>
          </table:table-cell>
          <table:table-cell table:style-name="ce9"/>
          <table:table-cell table:style-name="ce3" office:value-type="string" calcext:value-type="string">
            <text:p>5 kbp</text:p>
          </table:table-cell>
          <table:table-cell table:style-name="ce9"/>
          <table:table-cell table:style-name="ce3" office:value-type="string" calcext:value-type="string">
            <text:p>1 kbp</text:p>
          </table:table-cell>
          <table:table-cell table:style-name="ce9"/>
          <table:table-cell table:style-name="ce3" office:value-type="string" calcext:value-type="string">
            <text:p>0.5 kb</text:p>
          </table:table-cell>
          <table:table-cell table:style-name="ce16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/>
          <table:table-cell office:value-type="float" office:value="50000" calcext:value-type="float">
            <text:p>50000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Beads #</text:p>
          </table:table-cell>
          <table:table-cell table:number-columns-repeated="2"/>
          <table:table-cell table:style-name="ce5" table:formula="of:=[.$D$4]/[.D11]" office:value-type="float" office:value="16.89914" calcext:value-type="float">
            <text:p>17</text:p>
          </table:table-cell>
          <table:table-cell table:style-name="ce11"/>
          <table:table-cell table:style-name="ce5" table:formula="of:=[.$D$4]/[.F11]" office:value-type="float" office:value="33.79828" calcext:value-type="float">
            <text:p>34</text:p>
          </table:table-cell>
          <table:table-cell table:style-name="ce11"/>
          <table:table-cell table:style-name="ce5" table:formula="of:=[.$D$4]/[.H11]" office:value-type="float" office:value="84.4957" calcext:value-type="float">
            <text:p>84</text:p>
          </table:table-cell>
          <table:table-cell table:style-name="ce11"/>
          <table:table-cell table:style-name="ce5" table:formula="of:=[.$D$4]/[.J11]" office:value-type="float" office:value="168.9914" calcext:value-type="float">
            <text:p>169</text:p>
          </table:table-cell>
          <table:table-cell table:style-name="ce11"/>
          <table:table-cell table:style-name="ce5" table:formula="of:=[.$D$4]/[.L11]" office:value-type="float" office:value="337.9828" calcext:value-type="float">
            <text:p>338</text:p>
          </table:table-cell>
          <table:table-cell table:style-name="ce11"/>
          <table:table-cell table:style-name="ce5" table:formula="of:=[.$D$4]/[.N11]" office:value-type="float" office:value="1689.914" calcext:value-type="float">
            <text:p>1690</text:p>
          </table:table-cell>
          <table:table-cell table:style-name="ce11"/>
          <table:table-cell table:style-name="ce5" table:formula="of:=[.$D$4]/[.P11]" office:value-type="float" office:value="3379.828" calcext:value-type="float">
            <text:p>3380</text:p>
          </table:table-cell>
          <table:table-cell/>
        </table:table-row>
        <table:table-row table:style-name="ro1">
          <table:table-cell office:value-type="string" calcext:value-type="string">
            <text:p>volume per bead</text:p>
          </table:table-cell>
          <table:table-cell table:number-columns-repeated="2"/>
          <table:table-cell table:style-name="ce6" table:formula="of:=[.$D$6]/[.D12]" office:value-type="float" office:value="1.20242805255179" calcext:value-type="float">
            <text:p>1,202</text:p>
          </table:table-cell>
          <table:table-cell table:style-name="ce12"/>
          <table:table-cell table:style-name="ce6" table:formula="of:=[.$D$6]/[.F12]" office:value-type="float" office:value="0.601214026275893" calcext:value-type="float">
            <text:p>0,601</text:p>
          </table:table-cell>
          <table:table-cell table:style-name="ce12"/>
          <table:table-cell table:style-name="ce6" table:formula="of:=[.$D$6]/[.H12]" office:value-type="float" office:value="0.240485610510357" calcext:value-type="float">
            <text:p>0,240</text:p>
          </table:table-cell>
          <table:table-cell table:style-name="ce12"/>
          <table:table-cell table:style-name="ce6" table:formula="of:=[.$D$6]/[.J12]" office:value-type="float" office:value="0.120242805255179" calcext:value-type="float">
            <text:p>0,120</text:p>
          </table:table-cell>
          <table:table-cell table:style-name="ce12"/>
          <table:table-cell table:style-name="ce6" table:formula="of:=[.$D$6]/[.L12]" office:value-type="float" office:value="0.0601214026275893" calcext:value-type="float">
            <text:p>0,060</text:p>
          </table:table-cell>
          <table:table-cell table:style-name="ce12"/>
          <table:table-cell table:style-name="ce6" table:formula="of:=[.$D$6]/[.N12]" office:value-type="float" office:value="0.0120242805255179" calcext:value-type="float">
            <text:p>0,012</text:p>
          </table:table-cell>
          <table:table-cell table:style-name="ce12"/>
          <table:table-cell table:style-name="ce6" table:formula="of:=[.$D$6]/[.P12]" office:value-type="float" office:value="0.00601214026275893" calcext:value-type="float">
            <text:p>0,006</text:p>
          </table:table-cell>
          <table:table-cell/>
        </table:table-row>
        <table:table-row table:style-name="ro1">
          <table:table-cell office:value-type="string" calcext:value-type="string">
            <text:p>63.4% of volume per_bead</text:p>
          </table:table-cell>
          <table:table-cell table:number-columns-repeated="2"/>
          <table:table-cell table:formula="of:=[.D13]*0.634" office:value-type="float" office:value="0.762339385317835" calcext:value-type="float">
            <text:p>0,7623393853</text:p>
          </table:table-cell>
          <table:table-cell/>
          <table:table-cell table:formula="of:=[.F13]*0.634" office:value-type="float" office:value="0.381169692658916" calcext:value-type="float">
            <text:p>0,3811696927</text:p>
          </table:table-cell>
          <table:table-cell/>
          <table:table-cell table:formula="of:=[.H13]*0.634" office:value-type="float" office:value="0.152467877063566" calcext:value-type="float">
            <text:p>0,1524678771</text:p>
          </table:table-cell>
          <table:table-cell/>
          <table:table-cell table:formula="of:=[.J13]*0.634" office:value-type="float" office:value="0.0762339385317835" calcext:value-type="float">
            <text:p>0,0762339385</text:p>
          </table:table-cell>
          <table:table-cell/>
          <table:table-cell table:formula="of:=[.L13]*0.634" office:value-type="float" office:value="0.0381169692658916" calcext:value-type="float">
            <text:p>0,0381169693</text:p>
          </table:table-cell>
          <table:table-cell/>
          <table:table-cell table:formula="of:=[.N13]*0.634" office:value-type="float" office:value="0.00762339385317835" calcext:value-type="float">
            <text:p>0,0076233939</text:p>
          </table:table-cell>
          <table:table-cell/>
          <table:table-cell table:formula="of:=[.P13]*0.634" office:value-type="float" office:value="0.00381169692658916" calcext:value-type="float">
            <text:p>0,0038116969</text:p>
          </table:table-cell>
          <table:table-cell/>
        </table:table-row>
        <table:table-row table:style-name="ro1">
          <table:table-cell office:value-type="string" calcext:value-type="string">
            <text:p>bead radius [nm]</text:p>
          </table:table-cell>
          <table:table-cell table:number-columns-repeated="2"/>
          <table:table-cell table:style-name="ce7" table:formula="of:=POWER((3*[.D14])/(4*PI());1/3)" office:value-type="float" office:value="0.566700048022846" calcext:value-type="float">
            <text:p>0,56670005</text:p>
          </table:table-cell>
          <table:table-cell table:style-name="ce13"/>
          <table:table-cell table:style-name="ce7" table:formula="of:=POWER((3*[.F14])/(4*PI());1/3)" office:value-type="float" office:value="0.449790126190948" calcext:value-type="float">
            <text:p>0,44979013</text:p>
          </table:table-cell>
          <table:table-cell table:style-name="ce13"/>
          <table:table-cell table:style-name="ce7" table:formula="of:=POWER((3*[.H14])/(4*PI());1/3)" office:value-type="float" office:value="0.331408198532977" calcext:value-type="float">
            <text:p>0,33140820</text:p>
          </table:table-cell>
          <table:table-cell table:style-name="ce13"/>
          <table:table-cell table:style-name="ce7" table:formula="of:=POWER((3*[.J14])/(4*PI());1/3)" office:value-type="float" office:value="0.263038861491067" calcext:value-type="float">
            <text:p>0,26303886</text:p>
          </table:table-cell>
          <table:table-cell table:style-name="ce13"/>
          <table:table-cell table:style-name="ce7" table:formula="of:=POWER((3*[.L14])/(4*PI());1/3)" office:value-type="float" office:value="0.208774082719719" calcext:value-type="float">
            <text:p>0,20877408</text:p>
          </table:table-cell>
          <table:table-cell table:style-name="ce13"/>
          <table:table-cell table:style-name="ce7" table:formula="of:=POWER((3*[.N14])/(4*PI());1/3)" office:value-type="float" office:value="0.122091824230315" calcext:value-type="float">
            <text:p>0,12209182</text:p>
          </table:table-cell>
          <table:table-cell table:style-name="ce13"/>
          <table:table-cell table:style-name="ce7" table:formula="of:=POWER((3*[.P14])/(4*PI());1/3)" office:value-type="float" office:value="0.0969043451099596" calcext:value-type="float">
            <text:p>0,09690435</text:p>
          </table:table-cell>
          <table:table-cell/>
        </table:table-row>
        <table:table-row table:style-name="ro1">
          <table:table-cell office:value-type="string" calcext:value-type="string">
            <text:p>bead radius [A]</text:p>
          </table:table-cell>
          <table:table-cell table:number-columns-repeated="2"/>
          <table:table-cell table:style-name="ce7" table:formula="of:=[.D15]*10" office:value-type="float" office:value="5.66700048022846" calcext:value-type="float">
            <text:p>5,66700048</text:p>
          </table:table-cell>
          <table:table-cell table:style-name="ce13"/>
          <table:table-cell table:style-name="ce7" table:formula="of:=[.F15]*10" office:value-type="float" office:value="4.49790126190948" calcext:value-type="float">
            <text:p>4,49790126</text:p>
          </table:table-cell>
          <table:table-cell table:style-name="ce13"/>
          <table:table-cell table:style-name="ce7" table:formula="of:=[.H15]*10" office:value-type="float" office:value="3.31408198532977" calcext:value-type="float">
            <text:p>3,31408199</text:p>
          </table:table-cell>
          <table:table-cell table:style-name="ce13"/>
          <table:table-cell table:style-name="ce7" table:formula="of:=[.J15]*10" office:value-type="float" office:value="2.63038861491067" calcext:value-type="float">
            <text:p>2,63038861</text:p>
          </table:table-cell>
          <table:table-cell table:style-name="ce13"/>
          <table:table-cell table:style-name="ce7" table:formula="of:=[.L15]*10" office:value-type="float" office:value="2.08774082719719" calcext:value-type="float">
            <text:p>2,08774083</text:p>
          </table:table-cell>
          <table:table-cell table:style-name="ce13"/>
          <table:table-cell table:style-name="ce7" table:formula="of:=[.N15]*10" office:value-type="float" office:value="1.22091824230315" calcext:value-type="float">
            <text:p>1,22091824</text:p>
          </table:table-cell>
          <table:table-cell table:style-name="ce13"/>
          <table:table-cell table:style-name="ce7" table:formula="of:=[.P15]*10" office:value-type="float" office:value="0.969043451099596" calcext:value-type="float">
            <text:p>0,96904345</text:p>
          </table:table-cell>
          <table:table-cell/>
        </table:table-row>
        <table:table-row table:style-name="ro1">
          <table:table-cell office:value-type="string" calcext:value-type="string">
            <text:p>distance between beads centers [A]</text:p>
          </table:table-cell>
          <table:table-cell table:number-columns-repeated="2"/>
          <table:table-cell table:style-name="ce7" table:formula="of:=[.D16]*2" office:value-type="float" office:value="11.3340009604569" calcext:value-type="float">
            <text:p>11,33400096</text:p>
          </table:table-cell>
          <table:table-cell table:style-name="ce13"/>
          <table:table-cell table:style-name="ce7" table:formula="of:=[.F16]*2" office:value-type="float" office:value="8.99580252381895" calcext:value-type="float">
            <text:p>8,99580252</text:p>
          </table:table-cell>
          <table:table-cell table:style-name="ce13"/>
          <table:table-cell table:style-name="ce7" table:formula="of:=[.H16]*2" office:value-type="float" office:value="6.62816397065954" calcext:value-type="float">
            <text:p>6,62816397</text:p>
          </table:table-cell>
          <table:table-cell table:style-name="ce13"/>
          <table:table-cell table:style-name="ce7" table:formula="of:=[.J16]*2" office:value-type="float" office:value="5.26077722982134" calcext:value-type="float">
            <text:p>5,26077723</text:p>
          </table:table-cell>
          <table:table-cell table:style-name="ce13"/>
          <table:table-cell table:style-name="ce7" table:formula="of:=[.L16]*2" office:value-type="float" office:value="4.17548165439437" calcext:value-type="float">
            <text:p>4,17548165</text:p>
          </table:table-cell>
          <table:table-cell table:style-name="ce13"/>
          <table:table-cell table:style-name="ce7" table:formula="of:=[.N16]*2" office:value-type="float" office:value="2.44183648460631" calcext:value-type="float">
            <text:p>2,44183648</text:p>
          </table:table-cell>
          <table:table-cell table:style-name="ce13"/>
          <table:table-cell table:style-name="ce7" table:formula="of:=[.P16]*2" office:value-type="float" office:value="1.93808690219919" calcext:value-type="float">
            <text:p>1,93808690</text:p>
          </table:table-cell>
          <table:table-cell/>
        </table:table-row>
        <table:table-row table:style-name="ro1">
          <table:table-cell office:value-type="string" calcext:value-type="string">
            <text:p>distance between beads centers [nm]</text:p>
          </table:table-cell>
          <table:table-cell table:number-columns-repeated="2"/>
          <table:table-cell table:style-name="ce7" table:formula="of:=[.D17]/10" office:value-type="float" office:value="1.13340009604569" calcext:value-type="float">
            <text:p>1,13340010</text:p>
          </table:table-cell>
          <table:table-cell table:style-name="ce13"/>
          <table:table-cell table:style-name="ce7" table:formula="of:=[.F17]/10" office:value-type="float" office:value="0.899580252381895" calcext:value-type="float">
            <text:p>0,89958025</text:p>
          </table:table-cell>
          <table:table-cell table:style-name="ce13"/>
          <table:table-cell table:style-name="ce7" table:formula="of:=[.H17]/10" office:value-type="float" office:value="0.662816397065954" calcext:value-type="float">
            <text:p>0,66281640</text:p>
          </table:table-cell>
          <table:table-cell table:style-name="ce13"/>
          <table:table-cell table:style-name="ce7" table:formula="of:=[.J17]/10" office:value-type="float" office:value="0.526077722982134" calcext:value-type="float">
            <text:p>0,52607772</text:p>
          </table:table-cell>
          <table:table-cell table:style-name="ce13"/>
          <table:table-cell table:style-name="ce7" table:formula="of:=[.L17]/10" office:value-type="float" office:value="0.417548165439437" calcext:value-type="float">
            <text:p>0,41754817</text:p>
          </table:table-cell>
          <table:table-cell table:style-name="ce13"/>
          <table:table-cell table:style-name="ce7" table:formula="of:=[.N17]/10" office:value-type="float" office:value="0.244183648460631" calcext:value-type="float">
            <text:p>0,24418365</text:p>
          </table:table-cell>
          <table:table-cell table:style-name="ce13"/>
          <table:table-cell table:style-name="ce7" table:formula="of:=[.P17]/10" office:value-type="float" office:value="0.193808690219919" calcext:value-type="float">
            <text:p>0,1938086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estraints</text:p>
          </table:table-cell>
          <table:table-cell table:style-name="ce2" office:value-type="float" office:value="141675636" calcext:value-type="float">
            <text:p>141675636</text:p>
          </table:table-cell>
          <table:table-cell office:value-type="float" office:value="142002272" calcext:value-type="float">
            <text:p>142002272</text:p>
          </table:table-cell>
          <table:table-cell table:formula="of:=ROUND(([.B20]-[.$D$2])/[.$D$11])" office:value-type="float" office:value="1" calcext:value-type="float">
            <text:p>1</text:p>
          </table:table-cell>
          <table:table-cell table:formula="of:=ROUND(([.C20]-[.$D$2])/[.$D$11])" office:value-type="float" office:value="5" calcext:value-type="float">
            <text:p>5</text:p>
          </table:table-cell>
          <table:table-cell table:formula="of:=ROUND(([.B20]-[.$D$2])/[.$F$11])" office:value-type="float" office:value="3" calcext:value-type="float">
            <text:p>3</text:p>
          </table:table-cell>
          <table:table-cell table:formula="of:=ROUND(([.C20]-[.$D$2])/[.$F$11])" office:value-type="float" office:value="9" calcext:value-type="float">
            <text:p>9</text:p>
          </table:table-cell>
          <table:table-cell table:formula="of:=ROUND(([.B20]-[.$D$2])/[.$H$11])" office:value-type="float" office:value="6" calcext:value-type="float">
            <text:p>6</text:p>
          </table:table-cell>
          <table:table-cell table:formula="of:=ROUND(([.C20]-[.$D$2])/[.$H$11])" office:value-type="float" office:value="23" calcext:value-type="float">
            <text:p>23</text:p>
          </table:table-cell>
          <table:table-cell table:formula="of:=ROUND(([.B20]-[.$D$2])/[.$J$11])" office:value-type="float" office:value="13" calcext:value-type="float">
            <text:p>13</text:p>
          </table:table-cell>
          <table:table-cell table:formula="of:=ROUND(([.C20]-[.$D$2])/[.$J$11])" office:value-type="float" office:value="46" calcext:value-type="float">
            <text:p>46</text:p>
          </table:table-cell>
          <table:table-cell table:formula="of:=ROUND(([.B20]-[.$D$2])/[.$L$11])" office:value-type="float" office:value="26" calcext:value-type="float">
            <text:p>26</text:p>
          </table:table-cell>
          <table:table-cell table:formula="of:=ROUND(([.C20]-[.$D$2])/[.$L$11])" office:value-type="float" office:value="91" calcext:value-type="float">
            <text:p>91</text:p>
          </table:table-cell>
          <table:table-cell table:formula="of:=ROUND(([.B20]-[.$D$2])/[.$N$11])" office:value-type="float" office:value="128" calcext:value-type="float">
            <text:p>128</text:p>
          </table:table-cell>
          <table:table-cell table:formula="of:=ROUND(([.C20]-[.$D$2])/[.$N$11])" office:value-type="float" office:value="455" calcext:value-type="float">
            <text:p>455</text:p>
          </table:table-cell>
          <table:table-cell table:formula="of:=ROUND(([.B20]-[.$D$2])/[.$P$11])" office:value-type="float" office:value="257" calcext:value-type="float">
            <text:p>257</text:p>
          </table:table-cell>
          <table:table-cell table:formula="of:=ROUND(([.C20]-[.$D$2])/[.$P$11])" office:value-type="float" office:value="910" calcext:value-type="float">
            <text:p>910</text:p>
          </table:table-cell>
        </table:table-row>
        <table:table-row table:style-name="ro1">
          <table:table-cell/>
          <table:table-cell table:style-name="ce2" office:value-type="float" office:value="142341651" calcext:value-type="float">
            <text:p>142341651</text:p>
          </table:table-cell>
          <table:table-cell office:value-type="float" office:value="142492129" calcext:value-type="float">
            <text:p>142492129</text:p>
          </table:table-cell>
          <table:table-cell table:formula="of:=ROUND(([.B21]-[.$D$2])/[.$D$11])" office:value-type="float" office:value="8" calcext:value-type="float">
            <text:p>8</text:p>
          </table:table-cell>
          <table:table-cell table:formula="of:=ROUND(([.C21]-[.$D$2])/[.$D$11])" office:value-type="float" office:value="9" calcext:value-type="float">
            <text:p>9</text:p>
          </table:table-cell>
          <table:table-cell table:formula="of:=ROUND(([.B21]-[.$D$2])/[.$F$11])" office:value-type="float" office:value="16" calcext:value-type="float">
            <text:p>16</text:p>
          </table:table-cell>
          <table:table-cell table:formula="of:=ROUND(([.C21]-[.$D$2])/[.$F$11])" office:value-type="float" office:value="19" calcext:value-type="float">
            <text:p>19</text:p>
          </table:table-cell>
          <table:table-cell table:formula="of:=ROUND(([.B21]-[.$D$2])/[.$H$11])" office:value-type="float" office:value="40" calcext:value-type="float">
            <text:p>40</text:p>
          </table:table-cell>
          <table:table-cell table:formula="of:=ROUND(([.C21]-[.$D$2])/[.$H$11])" office:value-type="float" office:value="47" calcext:value-type="float">
            <text:p>47</text:p>
          </table:table-cell>
          <table:table-cell table:formula="of:=ROUND(([.B21]-[.$D$2])/[.$J$11])" office:value-type="float" office:value="79" calcext:value-type="float">
            <text:p>79</text:p>
          </table:table-cell>
          <table:table-cell table:formula="of:=ROUND(([.C21]-[.$D$2])/[.$J$11])" office:value-type="float" office:value="94" calcext:value-type="float">
            <text:p>94</text:p>
          </table:table-cell>
          <table:table-cell table:formula="of:=ROUND(([.B21]-[.$D$2])/[.$L$11])" office:value-type="float" office:value="159" calcext:value-type="float">
            <text:p>159</text:p>
          </table:table-cell>
          <table:table-cell table:formula="of:=ROUND(([.C21]-[.$D$2])/[.$L$11])" office:value-type="float" office:value="189" calcext:value-type="float">
            <text:p>189</text:p>
          </table:table-cell>
          <table:table-cell table:formula="of:=ROUND(([.B21]-[.$D$2])/[.$N$11])" office:value-type="float" office:value="794" calcext:value-type="float">
            <text:p>794</text:p>
          </table:table-cell>
          <table:table-cell table:formula="of:=ROUND(([.C21]-[.$D$2])/[.$N$11])" office:value-type="float" office:value="945" calcext:value-type="float">
            <text:p>945</text:p>
          </table:table-cell>
          <table:table-cell table:formula="of:=ROUND(([.B21]-[.$D$2])/[.$P$11])" office:value-type="float" office:value="1589" calcext:value-type="float">
            <text:p>1589</text:p>
          </table:table-cell>
          <table:table-cell table:formula="of:=ROUND(([.C21]-[.$D$2])/[.$P$11])" office:value-type="float" office:value="1890" calcext:value-type="float">
            <text:p>1890</text:p>
          </table:table-cell>
        </table:table-row>
        <table:table-row table:style-name="ro1">
          <table:table-cell/>
          <table:table-cell table:style-name="ce2" office:value-type="float" office:value="142341651" calcext:value-type="float">
            <text:p>142341651</text:p>
          </table:table-cell>
          <table:table-cell office:value-type="float" office:value="142563984" calcext:value-type="float">
            <text:p>142563984</text:p>
          </table:table-cell>
          <table:table-cell table:formula="of:=ROUND(([.B22]-[.$D$2])/[.$D$11])" office:value-type="float" office:value="8" calcext:value-type="float">
            <text:p>8</text:p>
          </table:table-cell>
          <table:table-cell table:formula="of:=ROUND(([.C22]-[.$D$2])/[.$D$11])" office:value-type="float" office:value="10" calcext:value-type="float">
            <text:p>10</text:p>
          </table:table-cell>
          <table:table-cell table:formula="of:=ROUND(([.B22]-[.$D$2])/[.$F$11])" office:value-type="float" office:value="16" calcext:value-type="float">
            <text:p>16</text:p>
          </table:table-cell>
          <table:table-cell table:formula="of:=ROUND(([.C22]-[.$D$2])/[.$F$11])" office:value-type="float" office:value="20" calcext:value-type="float">
            <text:p>20</text:p>
          </table:table-cell>
          <table:table-cell table:formula="of:=ROUND(([.B22]-[.$D$2])/[.$H$11])" office:value-type="float" office:value="40" calcext:value-type="float">
            <text:p>40</text:p>
          </table:table-cell>
          <table:table-cell table:formula="of:=ROUND(([.C22]-[.$D$2])/[.$H$11])" office:value-type="float" office:value="51" calcext:value-type="float">
            <text:p>51</text:p>
          </table:table-cell>
          <table:table-cell table:formula="of:=ROUND(([.B22]-[.$D$2])/[.$J$11])" office:value-type="float" office:value="79" calcext:value-type="float">
            <text:p>79</text:p>
          </table:table-cell>
          <table:table-cell table:formula="of:=ROUND(([.C22]-[.$D$2])/[.$J$11])" office:value-type="float" office:value="102" calcext:value-type="float">
            <text:p>102</text:p>
          </table:table-cell>
          <table:table-cell table:formula="of:=ROUND(([.B22]-[.$D$2])/[.$L$11])" office:value-type="float" office:value="159" calcext:value-type="float">
            <text:p>159</text:p>
          </table:table-cell>
          <table:table-cell table:formula="of:=ROUND(([.C22]-[.$D$2])/[.$L$11])" office:value-type="float" office:value="203" calcext:value-type="float">
            <text:p>203</text:p>
          </table:table-cell>
          <table:table-cell table:formula="of:=ROUND(([.B22]-[.$D$2])/[.$N$11])" office:value-type="float" office:value="794" calcext:value-type="float">
            <text:p>794</text:p>
          </table:table-cell>
          <table:table-cell table:formula="of:=ROUND(([.C22]-[.$D$2])/[.$N$11])" office:value-type="float" office:value="1017" calcext:value-type="float">
            <text:p>1017</text:p>
          </table:table-cell>
          <table:table-cell table:formula="of:=ROUND(([.B22]-[.$D$2])/[.$P$11])" office:value-type="float" office:value="1589" calcext:value-type="float">
            <text:p>1589</text:p>
          </table:table-cell>
          <table:table-cell table:formula="of:=ROUND(([.C22]-[.$D$2])/[.$P$11])" office:value-type="float" office:value="2034" calcext:value-type="float">
            <text:p>2034</text:p>
          </table:table-cell>
        </table:table-row>
        <table:table-row table:style-name="ro1">
          <table:table-cell/>
          <table:table-cell table:style-name="ce2" office:value-type="float" office:value="142341651" calcext:value-type="float">
            <text:p>142341651</text:p>
          </table:table-cell>
          <table:table-cell office:value-type="float" office:value="142910865" calcext:value-type="float">
            <text:p>142910865</text:p>
          </table:table-cell>
          <table:table-cell table:formula="of:=ROUND(([.B23]-[.$D$2])/[.$D$11])" office:value-type="float" office:value="8" calcext:value-type="float">
            <text:p>8</text:p>
          </table:table-cell>
          <table:table-cell table:formula="of:=ROUND(([.C23]-[.$D$2])/[.$D$11])" office:value-type="float" office:value="14" calcext:value-type="float">
            <text:p>14</text:p>
          </table:table-cell>
          <table:table-cell table:formula="of:=ROUND(([.B23]-[.$D$2])/[.$F$11])" office:value-type="float" office:value="16" calcext:value-type="float">
            <text:p>16</text:p>
          </table:table-cell>
          <table:table-cell table:formula="of:=ROUND(([.C23]-[.$D$2])/[.$F$11])" office:value-type="float" office:value="27" calcext:value-type="float">
            <text:p>27</text:p>
          </table:table-cell>
          <table:table-cell table:formula="of:=ROUND(([.B23]-[.$D$2])/[.$H$11])" office:value-type="float" office:value="40" calcext:value-type="float">
            <text:p>40</text:p>
          </table:table-cell>
          <table:table-cell table:formula="of:=ROUND(([.C23]-[.$D$2])/[.$H$11])" office:value-type="float" office:value="68" calcext:value-type="float">
            <text:p>68</text:p>
          </table:table-cell>
          <table:table-cell table:formula="of:=ROUND(([.B23]-[.$D$2])/[.$J$11])" office:value-type="float" office:value="79" calcext:value-type="float">
            <text:p>79</text:p>
          </table:table-cell>
          <table:table-cell table:formula="of:=ROUND(([.C23]-[.$D$2])/[.$J$11])" office:value-type="float" office:value="136" calcext:value-type="float">
            <text:p>136</text:p>
          </table:table-cell>
          <table:table-cell table:formula="of:=ROUND(([.B23]-[.$D$2])/[.$L$11])" office:value-type="float" office:value="159" calcext:value-type="float">
            <text:p>159</text:p>
          </table:table-cell>
          <table:table-cell table:formula="of:=ROUND(([.C23]-[.$D$2])/[.$L$11])" office:value-type="float" office:value="273" calcext:value-type="float">
            <text:p>273</text:p>
          </table:table-cell>
          <table:table-cell table:formula="of:=ROUND(([.B23]-[.$D$2])/[.$N$11])" office:value-type="float" office:value="794" calcext:value-type="float">
            <text:p>794</text:p>
          </table:table-cell>
          <table:table-cell table:formula="of:=ROUND(([.C23]-[.$D$2])/[.$N$11])" office:value-type="float" office:value="1364" calcext:value-type="float">
            <text:p>1364</text:p>
          </table:table-cell>
          <table:table-cell table:formula="of:=ROUND(([.B23]-[.$D$2])/[.$P$11])" office:value-type="float" office:value="1589" calcext:value-type="float">
            <text:p>1589</text:p>
          </table:table-cell>
          <table:table-cell table:formula="of:=ROUND(([.C23]-[.$D$2])/[.$P$11])" office:value-type="float" office:value="2727" calcext:value-type="float">
            <text:p>2727</text:p>
          </table:table-cell>
        </table:table-row>
        <table:table-row table:style-name="ro1">
          <table:table-cell/>
          <table:table-cell table:style-name="ce2" office:value-type="float" office:value="142377832" calcext:value-type="float">
            <text:p>142377832</text:p>
          </table:table-cell>
          <table:table-cell office:value-type="float" office:value="142492129" calcext:value-type="float">
            <text:p>142492129</text:p>
          </table:table-cell>
          <table:table-cell table:formula="of:=ROUND(([.B24]-[.$D$2])/[.$D$11])" office:value-type="float" office:value="8" calcext:value-type="float">
            <text:p>8</text:p>
          </table:table-cell>
          <table:table-cell table:formula="of:=ROUND(([.C24]-[.$D$2])/[.$D$11])" office:value-type="float" office:value="9" calcext:value-type="float">
            <text:p>9</text:p>
          </table:table-cell>
          <table:table-cell table:formula="of:=ROUND(([.B24]-[.$D$2])/[.$F$11])" office:value-type="float" office:value="17" calcext:value-type="float">
            <text:p>17</text:p>
          </table:table-cell>
          <table:table-cell table:formula="of:=ROUND(([.C24]-[.$D$2])/[.$F$11])" office:value-type="float" office:value="19" calcext:value-type="float">
            <text:p>19</text:p>
          </table:table-cell>
          <table:table-cell table:formula="of:=ROUND(([.B24]-[.$D$2])/[.$H$11])" office:value-type="float" office:value="42" calcext:value-type="float">
            <text:p>42</text:p>
          </table:table-cell>
          <table:table-cell table:formula="of:=ROUND(([.C24]-[.$D$2])/[.$H$11])" office:value-type="float" office:value="47" calcext:value-type="float">
            <text:p>47</text:p>
          </table:table-cell>
          <table:table-cell table:formula="of:=ROUND(([.B24]-[.$D$2])/[.$J$11])" office:value-type="float" office:value="83" calcext:value-type="float">
            <text:p>83</text:p>
          </table:table-cell>
          <table:table-cell table:formula="of:=ROUND(([.C24]-[.$D$2])/[.$J$11])" office:value-type="float" office:value="94" calcext:value-type="float">
            <text:p>94</text:p>
          </table:table-cell>
          <table:table-cell table:formula="of:=ROUND(([.B24]-[.$D$2])/[.$L$11])" office:value-type="float" office:value="166" calcext:value-type="float">
            <text:p>166</text:p>
          </table:table-cell>
          <table:table-cell table:formula="of:=ROUND(([.C24]-[.$D$2])/[.$L$11])" office:value-type="float" office:value="189" calcext:value-type="float">
            <text:p>189</text:p>
          </table:table-cell>
          <table:table-cell table:formula="of:=ROUND(([.B24]-[.$D$2])/[.$N$11])" office:value-type="float" office:value="831" calcext:value-type="float">
            <text:p>831</text:p>
          </table:table-cell>
          <table:table-cell table:formula="of:=ROUND(([.C24]-[.$D$2])/[.$N$11])" office:value-type="float" office:value="945" calcext:value-type="float">
            <text:p>945</text:p>
          </table:table-cell>
          <table:table-cell table:formula="of:=ROUND(([.B24]-[.$D$2])/[.$P$11])" office:value-type="float" office:value="1661" calcext:value-type="float">
            <text:p>1661</text:p>
          </table:table-cell>
          <table:table-cell table:formula="of:=ROUND(([.C24]-[.$D$2])/[.$P$11])" office:value-type="float" office:value="1890" calcext:value-type="float">
            <text:p>1890</text:p>
          </table:table-cell>
        </table:table-row>
        <table:table-row table:style-name="ro1">
          <table:table-cell/>
          <table:table-cell table:style-name="ce2" office:value-type="float" office:value="142377832" calcext:value-type="float">
            <text:p>142377832</text:p>
          </table:table-cell>
          <table:table-cell office:value-type="float" office:value="142563984" calcext:value-type="float">
            <text:p>142563984</text:p>
          </table:table-cell>
          <table:table-cell table:formula="of:=ROUND(([.B25]-[.$D$2])/[.$D$11])" office:value-type="float" office:value="8" calcext:value-type="float">
            <text:p>8</text:p>
          </table:table-cell>
          <table:table-cell table:formula="of:=ROUND(([.C25]-[.$D$2])/[.$D$11])" office:value-type="float" office:value="10" calcext:value-type="float">
            <text:p>10</text:p>
          </table:table-cell>
          <table:table-cell table:formula="of:=ROUND(([.B25]-[.$D$2])/[.$F$11])" office:value-type="float" office:value="17" calcext:value-type="float">
            <text:p>17</text:p>
          </table:table-cell>
          <table:table-cell table:formula="of:=ROUND(([.C25]-[.$D$2])/[.$F$11])" office:value-type="float" office:value="20" calcext:value-type="float">
            <text:p>20</text:p>
          </table:table-cell>
          <table:table-cell table:formula="of:=ROUND(([.B25]-[.$D$2])/[.$H$11])" office:value-type="float" office:value="42" calcext:value-type="float">
            <text:p>42</text:p>
          </table:table-cell>
          <table:table-cell table:formula="of:=ROUND(([.C25]-[.$D$2])/[.$H$11])" office:value-type="float" office:value="51" calcext:value-type="float">
            <text:p>51</text:p>
          </table:table-cell>
          <table:table-cell table:formula="of:=ROUND(([.B25]-[.$D$2])/[.$J$11])" office:value-type="float" office:value="83" calcext:value-type="float">
            <text:p>83</text:p>
          </table:table-cell>
          <table:table-cell table:formula="of:=ROUND(([.C25]-[.$D$2])/[.$J$11])" office:value-type="float" office:value="102" calcext:value-type="float">
            <text:p>102</text:p>
          </table:table-cell>
          <table:table-cell table:formula="of:=ROUND(([.B25]-[.$D$2])/[.$L$11])" office:value-type="float" office:value="166" calcext:value-type="float">
            <text:p>166</text:p>
          </table:table-cell>
          <table:table-cell table:formula="of:=ROUND(([.C25]-[.$D$2])/[.$L$11])" office:value-type="float" office:value="203" calcext:value-type="float">
            <text:p>203</text:p>
          </table:table-cell>
          <table:table-cell table:formula="of:=ROUND(([.B25]-[.$D$2])/[.$N$11])" office:value-type="float" office:value="831" calcext:value-type="float">
            <text:p>831</text:p>
          </table:table-cell>
          <table:table-cell table:formula="of:=ROUND(([.C25]-[.$D$2])/[.$N$11])" office:value-type="float" office:value="1017" calcext:value-type="float">
            <text:p>1017</text:p>
          </table:table-cell>
          <table:table-cell table:formula="of:=ROUND(([.B25]-[.$D$2])/[.$P$11])" office:value-type="float" office:value="1661" calcext:value-type="float">
            <text:p>1661</text:p>
          </table:table-cell>
          <table:table-cell table:formula="of:=ROUND(([.C25]-[.$D$2])/[.$P$11])" office:value-type="float" office:value="2034" calcext:value-type="float">
            <text:p>2034</text:p>
          </table:table-cell>
        </table:table-row>
        <table:table-row table:style-name="ro1">
          <table:table-cell/>
          <table:table-cell table:style-name="ce2" office:value-type="float" office:value="142421173" calcext:value-type="float">
            <text:p>142421173</text:p>
          </table:table-cell>
          <table:table-cell office:value-type="float" office:value="142492129" calcext:value-type="float">
            <text:p>142492129</text:p>
          </table:table-cell>
          <table:table-cell table:formula="of:=ROUND(([.B26]-[.$D$2])/[.$D$11])" office:value-type="float" office:value="9" calcext:value-type="float">
            <text:p>9</text:p>
          </table:table-cell>
          <table:table-cell table:formula="of:=ROUND(([.C26]-[.$D$2])/[.$D$11])" office:value-type="float" office:value="9" calcext:value-type="float">
            <text:p>9</text:p>
          </table:table-cell>
          <table:table-cell table:formula="of:=ROUND(([.B26]-[.$D$2])/[.$F$11])" office:value-type="float" office:value="17" calcext:value-type="float">
            <text:p>17</text:p>
          </table:table-cell>
          <table:table-cell table:formula="of:=ROUND(([.C26]-[.$D$2])/[.$F$11])" office:value-type="float" office:value="19" calcext:value-type="float">
            <text:p>19</text:p>
          </table:table-cell>
          <table:table-cell table:formula="of:=ROUND(([.B26]-[.$D$2])/[.$H$11])" office:value-type="float" office:value="44" calcext:value-type="float">
            <text:p>44</text:p>
          </table:table-cell>
          <table:table-cell table:formula="of:=ROUND(([.C26]-[.$D$2])/[.$H$11])" office:value-type="float" office:value="47" calcext:value-type="float">
            <text:p>47</text:p>
          </table:table-cell>
          <table:table-cell table:formula="of:=ROUND(([.B26]-[.$D$2])/[.$J$11])" office:value-type="float" office:value="87" calcext:value-type="float">
            <text:p>87</text:p>
          </table:table-cell>
          <table:table-cell table:formula="of:=ROUND(([.C26]-[.$D$2])/[.$J$11])" office:value-type="float" office:value="94" calcext:value-type="float">
            <text:p>94</text:p>
          </table:table-cell>
          <table:table-cell table:formula="of:=ROUND(([.B26]-[.$D$2])/[.$L$11])" office:value-type="float" office:value="175" calcext:value-type="float">
            <text:p>175</text:p>
          </table:table-cell>
          <table:table-cell table:formula="of:=ROUND(([.C26]-[.$D$2])/[.$L$11])" office:value-type="float" office:value="189" calcext:value-type="float">
            <text:p>189</text:p>
          </table:table-cell>
          <table:table-cell table:formula="of:=ROUND(([.B26]-[.$D$2])/[.$N$11])" office:value-type="float" office:value="874" calcext:value-type="float">
            <text:p>874</text:p>
          </table:table-cell>
          <table:table-cell table:formula="of:=ROUND(([.C26]-[.$D$2])/[.$N$11])" office:value-type="float" office:value="945" calcext:value-type="float">
            <text:p>945</text:p>
          </table:table-cell>
          <table:table-cell table:formula="of:=ROUND(([.B26]-[.$D$2])/[.$P$11])" office:value-type="float" office:value="1748" calcext:value-type="float">
            <text:p>1748</text:p>
          </table:table-cell>
          <table:table-cell table:formula="of:=ROUND(([.C26]-[.$D$2])/[.$P$11])" office:value-type="float" office:value="1890" calcext:value-type="float">
            <text:p>1890</text:p>
          </table:table-cell>
        </table:table-row>
        <table:table-row table:style-name="ro1">
          <table:table-cell/>
          <table:table-cell table:style-name="ce2" office:value-type="float" office:value="142446782" calcext:value-type="float">
            <text:p>142446782</text:p>
          </table:table-cell>
          <table:table-cell office:value-type="float" office:value="142492129" calcext:value-type="float">
            <text:p>142492129</text:p>
          </table:table-cell>
          <table:table-cell table:formula="of:=ROUND(([.B27]-[.$D$2])/[.$D$11])" office:value-type="float" office:value="9" calcext:value-type="float">
            <text:p>9</text:p>
          </table:table-cell>
          <table:table-cell table:formula="of:=ROUND(([.C27]-[.$D$2])/[.$D$11])" office:value-type="float" office:value="9" calcext:value-type="float">
            <text:p>9</text:p>
          </table:table-cell>
          <table:table-cell table:formula="of:=ROUND(([.B27]-[.$D$2])/[.$F$11])" office:value-type="float" office:value="18" calcext:value-type="float">
            <text:p>18</text:p>
          </table:table-cell>
          <table:table-cell table:formula="of:=ROUND(([.C27]-[.$D$2])/[.$F$11])" office:value-type="float" office:value="19" calcext:value-type="float">
            <text:p>19</text:p>
          </table:table-cell>
          <table:table-cell table:formula="of:=ROUND(([.B27]-[.$D$2])/[.$H$11])" office:value-type="float" office:value="45" calcext:value-type="float">
            <text:p>45</text:p>
          </table:table-cell>
          <table:table-cell table:formula="of:=ROUND(([.C27]-[.$D$2])/[.$H$11])" office:value-type="float" office:value="47" calcext:value-type="float">
            <text:p>47</text:p>
          </table:table-cell>
          <table:table-cell table:formula="of:=ROUND(([.B27]-[.$D$2])/[.$J$11])" office:value-type="float" office:value="90" calcext:value-type="float">
            <text:p>90</text:p>
          </table:table-cell>
          <table:table-cell table:formula="of:=ROUND(([.C27]-[.$D$2])/[.$J$11])" office:value-type="float" office:value="94" calcext:value-type="float">
            <text:p>94</text:p>
          </table:table-cell>
          <table:table-cell table:formula="of:=ROUND(([.B27]-[.$D$2])/[.$L$11])" office:value-type="float" office:value="180" calcext:value-type="float">
            <text:p>180</text:p>
          </table:table-cell>
          <table:table-cell table:formula="of:=ROUND(([.C27]-[.$D$2])/[.$L$11])" office:value-type="float" office:value="189" calcext:value-type="float">
            <text:p>189</text:p>
          </table:table-cell>
          <table:table-cell table:formula="of:=ROUND(([.B27]-[.$D$2])/[.$N$11])" office:value-type="float" office:value="900" calcext:value-type="float">
            <text:p>900</text:p>
          </table:table-cell>
          <table:table-cell table:formula="of:=ROUND(([.C27]-[.$D$2])/[.$N$11])" office:value-type="float" office:value="945" calcext:value-type="float">
            <text:p>945</text:p>
          </table:table-cell>
          <table:table-cell table:formula="of:=ROUND(([.B27]-[.$D$2])/[.$P$11])" office:value-type="float" office:value="1799" calcext:value-type="float">
            <text:p>1799</text:p>
          </table:table-cell>
          <table:table-cell table:formula="of:=ROUND(([.C27]-[.$D$2])/[.$P$11])" office:value-type="float" office:value="1890" calcext:value-type="float">
            <text:p>1890</text:p>
          </table:table-cell>
        </table:table-row>
        <table:table-row table:style-name="ro1">
          <table:table-cell/>
          <table:table-cell table:style-name="ce2" office:value-type="float" office:value="142551949" calcext:value-type="float">
            <text:p>142551949</text:p>
          </table:table-cell>
          <table:table-cell office:value-type="float" office:value="142563984" calcext:value-type="float">
            <text:p>142563984</text:p>
          </table:table-cell>
          <table:table-cell table:formula="of:=ROUND(([.B28]-[.$D$2])/[.$D$11])" office:value-type="float" office:value="10" calcext:value-type="float">
            <text:p>10</text:p>
          </table:table-cell>
          <table:table-cell table:formula="of:=ROUND(([.C28]-[.$D$2])/[.$D$11])" office:value-type="float" office:value="10" calcext:value-type="float">
            <text:p>10</text:p>
          </table:table-cell>
          <table:table-cell table:formula="of:=ROUND(([.B28]-[.$D$2])/[.$F$11])" office:value-type="float" office:value="20" calcext:value-type="float">
            <text:p>20</text:p>
          </table:table-cell>
          <table:table-cell table:formula="of:=ROUND(([.C28]-[.$D$2])/[.$F$11])" office:value-type="float" office:value="20" calcext:value-type="float">
            <text:p>20</text:p>
          </table:table-cell>
          <table:table-cell table:formula="of:=ROUND(([.B28]-[.$D$2])/[.$H$11])" office:value-type="float" office:value="50" calcext:value-type="float">
            <text:p>50</text:p>
          </table:table-cell>
          <table:table-cell table:formula="of:=ROUND(([.C28]-[.$D$2])/[.$H$11])" office:value-type="float" office:value="51" calcext:value-type="float">
            <text:p>51</text:p>
          </table:table-cell>
          <table:table-cell table:formula="of:=ROUND(([.B28]-[.$D$2])/[.$J$11])" office:value-type="float" office:value="100" calcext:value-type="float">
            <text:p>100</text:p>
          </table:table-cell>
          <table:table-cell table:formula="of:=ROUND(([.C28]-[.$D$2])/[.$J$11])" office:value-type="float" office:value="102" calcext:value-type="float">
            <text:p>102</text:p>
          </table:table-cell>
          <table:table-cell table:formula="of:=ROUND(([.B28]-[.$D$2])/[.$L$11])" office:value-type="float" office:value="201" calcext:value-type="float">
            <text:p>201</text:p>
          </table:table-cell>
          <table:table-cell table:formula="of:=ROUND(([.C28]-[.$D$2])/[.$L$11])" office:value-type="float" office:value="203" calcext:value-type="float">
            <text:p>203</text:p>
          </table:table-cell>
          <table:table-cell table:formula="of:=ROUND(([.B28]-[.$D$2])/[.$N$11])" office:value-type="float" office:value="1005" calcext:value-type="float">
            <text:p>1005</text:p>
          </table:table-cell>
          <table:table-cell table:formula="of:=ROUND(([.C28]-[.$D$2])/[.$N$11])" office:value-type="float" office:value="1017" calcext:value-type="float">
            <text:p>1017</text:p>
          </table:table-cell>
          <table:table-cell table:formula="of:=ROUND(([.B28]-[.$D$2])/[.$P$11])" office:value-type="float" office:value="2010" calcext:value-type="float">
            <text:p>2010</text:p>
          </table:table-cell>
          <table:table-cell table:formula="of:=ROUND(([.C28]-[.$D$2])/[.$P$11])" office:value-type="float" office:value="2034" calcext:value-type="float">
            <text:p>2034</text:p>
          </table:table-cell>
        </table:table-row>
        <table:table-row table:style-name="ro1">
          <table:table-cell/>
          <table:table-cell table:style-name="ce2" office:value-type="float" office:value="142551949" calcext:value-type="float">
            <text:p>142551949</text:p>
          </table:table-cell>
          <table:table-cell office:value-type="float" office:value="142910865" calcext:value-type="float">
            <text:p>142910865</text:p>
          </table:table-cell>
          <table:table-cell table:formula="of:=ROUND(([.B29]-[.$D$2])/[.$D$11])" office:value-type="float" office:value="10" calcext:value-type="float">
            <text:p>10</text:p>
          </table:table-cell>
          <table:table-cell table:formula="of:=ROUND(([.C29]-[.$D$2])/[.$D$11])" office:value-type="float" office:value="14" calcext:value-type="float">
            <text:p>14</text:p>
          </table:table-cell>
          <table:table-cell table:formula="of:=ROUND(([.B29]-[.$D$2])/[.$F$11])" office:value-type="float" office:value="20" calcext:value-type="float">
            <text:p>20</text:p>
          </table:table-cell>
          <table:table-cell table:formula="of:=ROUND(([.C29]-[.$D$2])/[.$F$11])" office:value-type="float" office:value="27" calcext:value-type="float">
            <text:p>27</text:p>
          </table:table-cell>
          <table:table-cell table:formula="of:=ROUND(([.B29]-[.$D$2])/[.$H$11])" office:value-type="float" office:value="50" calcext:value-type="float">
            <text:p>50</text:p>
          </table:table-cell>
          <table:table-cell table:formula="of:=ROUND(([.C29]-[.$D$2])/[.$H$11])" office:value-type="float" office:value="68" calcext:value-type="float">
            <text:p>68</text:p>
          </table:table-cell>
          <table:table-cell table:formula="of:=ROUND(([.B29]-[.$D$2])/[.$J$11])" office:value-type="float" office:value="100" calcext:value-type="float">
            <text:p>100</text:p>
          </table:table-cell>
          <table:table-cell table:formula="of:=ROUND(([.C29]-[.$D$2])/[.$J$11])" office:value-type="float" office:value="136" calcext:value-type="float">
            <text:p>136</text:p>
          </table:table-cell>
          <table:table-cell table:formula="of:=ROUND(([.B29]-[.$D$2])/[.$L$11])" office:value-type="float" office:value="201" calcext:value-type="float">
            <text:p>201</text:p>
          </table:table-cell>
          <table:table-cell table:formula="of:=ROUND(([.C29]-[.$D$2])/[.$L$11])" office:value-type="float" office:value="273" calcext:value-type="float">
            <text:p>273</text:p>
          </table:table-cell>
          <table:table-cell table:formula="of:=ROUND(([.B29]-[.$D$2])/[.$N$11])" office:value-type="float" office:value="1005" calcext:value-type="float">
            <text:p>1005</text:p>
          </table:table-cell>
          <table:table-cell table:formula="of:=ROUND(([.C29]-[.$D$2])/[.$N$11])" office:value-type="float" office:value="1364" calcext:value-type="float">
            <text:p>1364</text:p>
          </table:table-cell>
          <table:table-cell table:formula="of:=ROUND(([.B29]-[.$D$2])/[.$P$11])" office:value-type="float" office:value="2010" calcext:value-type="float">
            <text:p>2010</text:p>
          </table:table-cell>
          <table:table-cell table:formula="of:=ROUND(([.C29]-[.$D$2])/[.$P$11])" office:value-type="float" office:value="2727" calcext:value-type="float">
            <text:p>2727</text:p>
          </table:table-cell>
        </table:table-row>
        <table:table-row table:style-name="ro1">
          <table:table-cell/>
          <table:table-cell table:style-name="ce2" office:value-type="float" office:value="142579112" calcext:value-type="float">
            <text:p>142579112</text:p>
          </table:table-cell>
          <table:table-cell office:value-type="float" office:value="142910865" calcext:value-type="float">
            <text:p>142910865</text:p>
          </table:table-cell>
          <table:table-cell table:formula="of:=ROUND(([.B30]-[.$D$2])/[.$D$11])" office:value-type="float" office:value="10" calcext:value-type="float">
            <text:p>10</text:p>
          </table:table-cell>
          <table:table-cell table:formula="of:=ROUND(([.C30]-[.$D$2])/[.$D$11])" office:value-type="float" office:value="14" calcext:value-type="float">
            <text:p>14</text:p>
          </table:table-cell>
          <table:table-cell table:formula="of:=ROUND(([.B30]-[.$D$2])/[.$F$11])" office:value-type="float" office:value="21" calcext:value-type="float">
            <text:p>21</text:p>
          </table:table-cell>
          <table:table-cell table:formula="of:=ROUND(([.C30]-[.$D$2])/[.$F$11])" office:value-type="float" office:value="27" calcext:value-type="float">
            <text:p>27</text:p>
          </table:table-cell>
          <table:table-cell table:formula="of:=ROUND(([.B30]-[.$D$2])/[.$H$11])" office:value-type="float" office:value="52" calcext:value-type="float">
            <text:p>52</text:p>
          </table:table-cell>
          <table:table-cell table:formula="of:=ROUND(([.C30]-[.$D$2])/[.$H$11])" office:value-type="float" office:value="68" calcext:value-type="float">
            <text:p>68</text:p>
          </table:table-cell>
          <table:table-cell table:formula="of:=ROUND(([.B30]-[.$D$2])/[.$J$11])" office:value-type="float" office:value="103" calcext:value-type="float">
            <text:p>103</text:p>
          </table:table-cell>
          <table:table-cell table:formula="of:=ROUND(([.C30]-[.$D$2])/[.$J$11])" office:value-type="float" office:value="136" calcext:value-type="float">
            <text:p>136</text:p>
          </table:table-cell>
          <table:table-cell table:formula="of:=ROUND(([.B30]-[.$D$2])/[.$L$11])" office:value-type="float" office:value="206" calcext:value-type="float">
            <text:p>206</text:p>
          </table:table-cell>
          <table:table-cell table:formula="of:=ROUND(([.C30]-[.$D$2])/[.$L$11])" office:value-type="float" office:value="273" calcext:value-type="float">
            <text:p>273</text:p>
          </table:table-cell>
          <table:table-cell table:formula="of:=ROUND(([.B30]-[.$D$2])/[.$N$11])" office:value-type="float" office:value="1032" calcext:value-type="float">
            <text:p>1032</text:p>
          </table:table-cell>
          <table:table-cell table:formula="of:=ROUND(([.C30]-[.$D$2])/[.$N$11])" office:value-type="float" office:value="1364" calcext:value-type="float">
            <text:p>1364</text:p>
          </table:table-cell>
          <table:table-cell table:formula="of:=ROUND(([.B30]-[.$D$2])/[.$P$11])" office:value-type="float" office:value="2064" calcext:value-type="float">
            <text:p>2064</text:p>
          </table:table-cell>
          <table:table-cell table:formula="of:=ROUND(([.C30]-[.$D$2])/[.$P$11])" office:value-type="float" office:value="2727" calcext:value-type="float">
            <text:p>2727</text:p>
          </table:table-cell>
        </table:table-row>
        <table:table-row table:style-name="ro1">
          <table:table-cell/>
          <table:table-cell table:style-name="ce2" office:value-type="float" office:value="142938122" calcext:value-type="float">
            <text:p>142938122</text:p>
          </table:table-cell>
          <table:table-cell office:value-type="float" office:value="143001871" calcext:value-type="float">
            <text:p>143001871</text:p>
          </table:table-cell>
          <table:table-cell table:style-name="ce8" table:formula="of:=ROUND(([.B31]-[.$D$2])/[.$D$11])" office:value-type="float" office:value="14" calcext:value-type="float">
            <text:p>14</text:p>
          </table:table-cell>
          <table:table-cell table:style-name="ce14" table:formula="of:=ROUND(([.C31]-[.$D$2])/[.$D$11])" office:value-type="float" office:value="15" calcext:value-type="float">
            <text:p>15</text:p>
          </table:table-cell>
          <table:table-cell table:style-name="ce8" table:formula="of:=ROUND(([.B31]-[.$D$2])/[.$F$11])" office:value-type="float" office:value="28" calcext:value-type="float">
            <text:p>28</text:p>
          </table:table-cell>
          <table:table-cell table:style-name="ce14" table:formula="of:=ROUND(([.C31]-[.$D$2])/[.$F$11])" office:value-type="float" office:value="29" calcext:value-type="float">
            <text:p>29</text:p>
          </table:table-cell>
          <table:table-cell table:style-name="ce8" table:formula="of:=ROUND(([.B31]-[.$D$2])/[.$H$11])" office:value-type="float" office:value="70" calcext:value-type="float">
            <text:p>70</text:p>
          </table:table-cell>
          <table:table-cell table:style-name="ce14" table:formula="of:=ROUND(([.C31]-[.$D$2])/[.$H$11])" office:value-type="float" office:value="73" calcext:value-type="float">
            <text:p>73</text:p>
          </table:table-cell>
          <table:table-cell table:style-name="ce8" table:formula="of:=ROUND(([.B31]-[.$D$2])/[.$J$11])" office:value-type="float" office:value="139" calcext:value-type="float">
            <text:p>139</text:p>
          </table:table-cell>
          <table:table-cell table:style-name="ce14" table:formula="of:=ROUND(([.C31]-[.$D$2])/[.$J$11])" office:value-type="float" office:value="145" calcext:value-type="float">
            <text:p>145</text:p>
          </table:table-cell>
          <table:table-cell table:style-name="ce8" table:formula="of:=ROUND(([.B31]-[.$D$2])/[.$L$11])" office:value-type="float" office:value="278" calcext:value-type="float">
            <text:p>278</text:p>
          </table:table-cell>
          <table:table-cell table:style-name="ce14" table:formula="of:=ROUND(([.C31]-[.$D$2])/[.$L$11])" office:value-type="float" office:value="291" calcext:value-type="float">
            <text:p>291</text:p>
          </table:table-cell>
          <table:table-cell table:style-name="ce8" table:formula="of:=ROUND(([.B31]-[.$D$2])/[.$N$11])" office:value-type="float" office:value="1391" calcext:value-type="float">
            <text:p>1391</text:p>
          </table:table-cell>
          <table:table-cell table:style-name="ce14" table:formula="of:=ROUND(([.C31]-[.$D$2])/[.$N$11])" office:value-type="float" office:value="1455" calcext:value-type="float">
            <text:p>1455</text:p>
          </table:table-cell>
          <table:table-cell table:style-name="ce8" table:formula="of:=ROUND(([.B31]-[.$D$2])/[.$P$11])" office:value-type="float" office:value="2782" calcext:value-type="float">
            <text:p>2782</text:p>
          </table:table-cell>
          <table:table-cell table:style-name="ce14" table:formula="of:=ROUND(([.C31]-[.$D$2])/[.$P$11])" office:value-type="float" office:value="2909" calcext:value-type="float">
            <text:p>2909</text:p>
          </table:table-cell>
        </table:table-row>
      </table:table>
      <table:table table:name="Sheet2" table:style-name="ta1">
        <table:table-column table:style-name="co5" table:number-columns-repeated="3" table:default-cell-style-name="Default"/>
        <table:table-column table:style-name="co5" table:default-cell-style-name="ce1"/>
        <table:table-column table:style-name="co5" table:number-columns-repeated="4" table:default-cell-style-name="Default"/>
        <table:table-column table:style-name="co5" table:default-cell-style-name="ce1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początek</text:p>
          </table:table-cell>
          <table:table-cell office:value-type="string" calcext:value-type="string">
            <text:p>koniec</text:p>
          </table:table-cell>
          <table:table-cell table:style-name="Default" office:value-type="string" calcext:value-type="string">
            <text:p>polowa przedzialu</text:p>
          </table:table-cell>
          <table:table-cell table:number-columns-repeated="2"/>
          <table:table-cell office:value-type="string" calcext:value-type="string">
            <text:p>początek</text:p>
          </table:table-cell>
          <table:table-cell office:value-type="string" calcext:value-type="string">
            <text:p>koniec</text:p>
          </table:table-cell>
          <table:table-cell table:style-name="Default" office:value-type="string" calcext:value-type="string">
            <text:p>polowa przedzialu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41674449" calcext:value-type="float">
            <text:p>141674449</text:p>
          </table:table-cell>
          <table:table-cell office:value-type="float" office:value="141676823" calcext:value-type="float">
            <text:p>141676823</text:p>
          </table:table-cell>
          <table:table-cell table:formula="of:=ROUND(([.C3]-[.B3])/2+[.B3])" office:value-type="float" office:value="141675636" calcext:value-type="float">
            <text:p>141675636</text:p>
          </table:table-cell>
          <table:table-cell table:number-columns-repeated="2"/>
          <table:table-cell office:value-type="float" office:value="142000091" calcext:value-type="float">
            <text:p>142000091</text:p>
          </table:table-cell>
          <table:table-cell office:value-type="float" office:value="142004453" calcext:value-type="float">
            <text:p>142004453</text:p>
          </table:table-cell>
          <table:table-cell table:formula="of:=ROUND(([.H3]-[.G3])/2+[.G3])" office:value-type="float" office:value="142002272" calcext:value-type="float">
            <text:p>142002272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2338467" calcext:value-type="float">
            <text:p>142338467</text:p>
          </table:table-cell>
          <table:table-cell office:value-type="float" office:value="142344834" calcext:value-type="float">
            <text:p>142344834</text:p>
          </table:table-cell>
          <table:table-cell table:formula="of:=ROUND(([.C4]-[.B4])/2+[.B4])" office:value-type="float" office:value="142341651" calcext:value-type="float">
            <text:p>142341651</text:p>
          </table:table-cell>
          <table:table-cell table:number-columns-repeated="2"/>
          <table:table-cell office:value-type="float" office:value="142489520" calcext:value-type="float">
            <text:p>142489520</text:p>
          </table:table-cell>
          <table:table-cell office:value-type="float" office:value="142494738" calcext:value-type="float">
            <text:p>142494738</text:p>
          </table:table-cell>
          <table:table-cell table:formula="of:=ROUND(([.H4]-[.G4])/2+[.G4])" office:value-type="float" office:value="142492129" calcext:value-type="float">
            <text:p>142492129</text:p>
          </table:table-cell>
          <table:table-cell/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float" office:value="142338467" calcext:value-type="float">
            <text:p>142338467</text:p>
          </table:table-cell>
          <table:table-cell office:value-type="float" office:value="142344834" calcext:value-type="float">
            <text:p>142344834</text:p>
          </table:table-cell>
          <table:table-cell table:formula="of:=ROUND(([.C5]-[.B5])/2+[.B5])" office:value-type="float" office:value="142341651" calcext:value-type="float">
            <text:p>142341651</text:p>
          </table:table-cell>
          <table:table-cell table:number-columns-repeated="2"/>
          <table:table-cell office:value-type="float" office:value="142562601" calcext:value-type="float">
            <text:p>142562601</text:p>
          </table:table-cell>
          <table:table-cell office:value-type="float" office:value="142565367" calcext:value-type="float">
            <text:p>142565367</text:p>
          </table:table-cell>
          <table:table-cell table:formula="of:=ROUND(([.H5]-[.G5])/2+[.G5])" office:value-type="float" office:value="142563984" calcext:value-type="float">
            <text:p>142563984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2338467" calcext:value-type="float">
            <text:p>142338467</text:p>
          </table:table-cell>
          <table:table-cell office:value-type="float" office:value="142344834" calcext:value-type="float">
            <text:p>142344834</text:p>
          </table:table-cell>
          <table:table-cell table:formula="of:=ROUND(([.C6]-[.B6])/2+[.B6])" office:value-type="float" office:value="142341651" calcext:value-type="float">
            <text:p>142341651</text:p>
          </table:table-cell>
          <table:table-cell table:number-columns-repeated="2"/>
          <table:table-cell office:value-type="float" office:value="142907494" calcext:value-type="float">
            <text:p>142907494</text:p>
          </table:table-cell>
          <table:table-cell office:value-type="float" office:value="142914235" calcext:value-type="float">
            <text:p>142914235</text:p>
          </table:table-cell>
          <table:table-cell table:formula="of:=ROUND(([.H6]-[.G6])/2+[.G6])" office:value-type="float" office:value="142910865" calcext:value-type="float">
            <text:p>14291086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42375286" calcext:value-type="float">
            <text:p>142375286</text:p>
          </table:table-cell>
          <table:table-cell office:value-type="float" office:value="142380377" calcext:value-type="float">
            <text:p>142380377</text:p>
          </table:table-cell>
          <table:table-cell table:formula="of:=ROUND(([.C7]-[.B7])/2+[.B7])" office:value-type="float" office:value="142377832" calcext:value-type="float">
            <text:p>142377832</text:p>
          </table:table-cell>
          <table:table-cell table:number-columns-repeated="2"/>
          <table:table-cell office:value-type="float" office:value="142489520" calcext:value-type="float">
            <text:p>142489520</text:p>
          </table:table-cell>
          <table:table-cell office:value-type="float" office:value="142494738" calcext:value-type="float">
            <text:p>142494738</text:p>
          </table:table-cell>
          <table:table-cell table:formula="of:=ROUND(([.H7]-[.G7])/2+[.G7])" office:value-type="float" office:value="142492129" calcext:value-type="float">
            <text:p>142492129</text:p>
          </table:table-cell>
          <table:table-cell/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142375286" calcext:value-type="float">
            <text:p>142375286</text:p>
          </table:table-cell>
          <table:table-cell office:value-type="float" office:value="142380377" calcext:value-type="float">
            <text:p>142380377</text:p>
          </table:table-cell>
          <table:table-cell table:formula="of:=ROUND(([.C8]-[.B8])/2+[.B8])" office:value-type="float" office:value="142377832" calcext:value-type="float">
            <text:p>142377832</text:p>
          </table:table-cell>
          <table:table-cell table:number-columns-repeated="2"/>
          <table:table-cell office:value-type="float" office:value="142562601" calcext:value-type="float">
            <text:p>142562601</text:p>
          </table:table-cell>
          <table:table-cell office:value-type="float" office:value="142565367" calcext:value-type="float">
            <text:p>142565367</text:p>
          </table:table-cell>
          <table:table-cell table:formula="of:=ROUND(([.H8]-[.G8])/2+[.G8])" office:value-type="float" office:value="142563984" calcext:value-type="float">
            <text:p>14256398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42418363" calcext:value-type="float">
            <text:p>142418363</text:p>
          </table:table-cell>
          <table:table-cell office:value-type="float" office:value="142423983" calcext:value-type="float">
            <text:p>142423983</text:p>
          </table:table-cell>
          <table:table-cell table:formula="of:=ROUND(([.C9]-[.B9])/2+[.B9])" office:value-type="float" office:value="142421173" calcext:value-type="float">
            <text:p>142421173</text:p>
          </table:table-cell>
          <table:table-cell table:number-columns-repeated="2"/>
          <table:table-cell office:value-type="float" office:value="142489520" calcext:value-type="float">
            <text:p>142489520</text:p>
          </table:table-cell>
          <table:table-cell office:value-type="float" office:value="142494738" calcext:value-type="float">
            <text:p>142494738</text:p>
          </table:table-cell>
          <table:table-cell table:formula="of:=ROUND(([.H9]-[.G9])/2+[.G9])" office:value-type="float" office:value="142492129" calcext:value-type="float">
            <text:p>142492129</text:p>
          </table:table-cell>
          <table:table-cell/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142445270" calcext:value-type="float">
            <text:p>142445270</text:p>
          </table:table-cell>
          <table:table-cell office:value-type="float" office:value="142448293" calcext:value-type="float">
            <text:p>142448293</text:p>
          </table:table-cell>
          <table:table-cell table:formula="of:=ROUND(([.C10]-[.B10])/2+[.B10])" office:value-type="float" office:value="142446782" calcext:value-type="float">
            <text:p>142446782</text:p>
          </table:table-cell>
          <table:table-cell table:number-columns-repeated="2"/>
          <table:table-cell office:value-type="float" office:value="142489520" calcext:value-type="float">
            <text:p>142489520</text:p>
          </table:table-cell>
          <table:table-cell office:value-type="float" office:value="142494738" calcext:value-type="float">
            <text:p>142494738</text:p>
          </table:table-cell>
          <table:table-cell table:formula="of:=ROUND(([.H10]-[.G10])/2+[.G10])" office:value-type="float" office:value="142492129" calcext:value-type="float">
            <text:p>14249212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42550637" calcext:value-type="float">
            <text:p>142550637</text:p>
          </table:table-cell>
          <table:table-cell office:value-type="float" office:value="142553260" calcext:value-type="float">
            <text:p>142553260</text:p>
          </table:table-cell>
          <table:table-cell table:formula="of:=ROUND(([.C11]-[.B11])/2+[.B11])" office:value-type="float" office:value="142551949" calcext:value-type="float">
            <text:p>142551949</text:p>
          </table:table-cell>
          <table:table-cell table:number-columns-repeated="2"/>
          <table:table-cell office:value-type="float" office:value="142562601" calcext:value-type="float">
            <text:p>142562601</text:p>
          </table:table-cell>
          <table:table-cell office:value-type="float" office:value="142565367" calcext:value-type="float">
            <text:p>142565367</text:p>
          </table:table-cell>
          <table:table-cell table:formula="of:=ROUND(([.H11]-[.G11])/2+[.G11])" office:value-type="float" office:value="142563984" calcext:value-type="float">
            <text:p>142563984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42550637" calcext:value-type="float">
            <text:p>142550637</text:p>
          </table:table-cell>
          <table:table-cell office:value-type="float" office:value="142553260" calcext:value-type="float">
            <text:p>142553260</text:p>
          </table:table-cell>
          <table:table-cell table:formula="of:=ROUND(([.C12]-[.B12])/2+[.B12])" office:value-type="float" office:value="142551949" calcext:value-type="float">
            <text:p>142551949</text:p>
          </table:table-cell>
          <table:table-cell table:number-columns-repeated="2"/>
          <table:table-cell office:value-type="float" office:value="142907494" calcext:value-type="float">
            <text:p>142907494</text:p>
          </table:table-cell>
          <table:table-cell office:value-type="float" office:value="142914235" calcext:value-type="float">
            <text:p>142914235</text:p>
          </table:table-cell>
          <table:table-cell table:formula="of:=ROUND(([.H12]-[.G12])/2+[.G12])" office:value-type="float" office:value="142910865" calcext:value-type="float">
            <text:p>142910865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2577896" calcext:value-type="float">
            <text:p>142577896</text:p>
          </table:table-cell>
          <table:table-cell office:value-type="float" office:value="142580328" calcext:value-type="float">
            <text:p>142580328</text:p>
          </table:table-cell>
          <table:table-cell table:formula="of:=ROUND(([.C13]-[.B13])/2+[.B13])" office:value-type="float" office:value="142579112" calcext:value-type="float">
            <text:p>142579112</text:p>
          </table:table-cell>
          <table:table-cell table:number-columns-repeated="2"/>
          <table:table-cell office:value-type="float" office:value="142907494" calcext:value-type="float">
            <text:p>142907494</text:p>
          </table:table-cell>
          <table:table-cell office:value-type="float" office:value="142914235" calcext:value-type="float">
            <text:p>142914235</text:p>
          </table:table-cell>
          <table:table-cell table:formula="of:=ROUND(([.H13]-[.G13])/2+[.G13])" office:value-type="float" office:value="142910865" calcext:value-type="float">
            <text:p>142910865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42936001" calcext:value-type="float">
            <text:p>142936001</text:p>
          </table:table-cell>
          <table:table-cell office:value-type="float" office:value="142940242" calcext:value-type="float">
            <text:p>142940242</text:p>
          </table:table-cell>
          <table:table-cell table:formula="of:=ROUND(([.C14]-[.B14])/2+[.B14])" office:value-type="float" office:value="142938122" calcext:value-type="float">
            <text:p>142938122</text:p>
          </table:table-cell>
          <table:table-cell table:number-columns-repeated="2"/>
          <table:table-cell office:value-type="float" office:value="143000550" calcext:value-type="float">
            <text:p>143000550</text:p>
          </table:table-cell>
          <table:table-cell office:value-type="float" office:value="143003192" calcext:value-type="float">
            <text:p>143003192</text:p>
          </table:table-cell>
          <table:table-cell table:formula="of:=ROUND(([.H14]-[.G14])/2+[.G14])" office:value-type="float" office:value="143001871" calcext:value-type="float">
            <text:p>143001871</text:p>
          </table:table-cell>
          <table:table-cell/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.00.0000</text:date>, <text:time style:data-style-name="N2" text:time-value="16:16:50.001915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Kadlof</meta:initial-creator>
    <meta:creation-date>2017-12-05T10:47:32.077219852</meta:creation-date>
    <dc:date>2017-12-19T16:20:00.466051905</dc:date>
    <dc:creator>Michał Kadlof</dc:creator>
    <meta:editing-duration>P8DT1H35M27S</meta:editing-duration>
    <meta:editing-cycles>4</meta:editing-cycles>
    <meta:generator>LibreOffice/5.1.6.2$Linux_X86_64 LibreOffice_project/10m0$Build-2</meta:generator>
    <meta:document-statistic meta:table-count="2" meta:cell-count="373" meta:object-count="0"/>
  </office:meta>
</office:document-meta>
</file>